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office:value-type="float" office:value="51.04" calcext:value-type="float">
            <text:p>51.0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2-11">00/00/0000</text:date>, <text:time style:data-style-name="N2" text:time-value="17:59:12.652004439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2-11T18:05:54.909715432</dc:date>
    <meta:editing-duration>PT6M59S</meta:editing-duration>
    <meta:editing-cycles>2</meta:editing-cycles>
    <meta:document-statistic meta:table-count="1" meta:cell-count="45" meta:object-count="0"/>
  </office:meta>
</office:document-meta>
</file>